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6.942cm" table:align="margins" style:may-break-between-rows="true" table:border-model="collapsing"/>
    </style:style>
    <style:style style:name="Таблица1.A" style:family="table-column">
      <style:table-column-properties style:column-width="2.487cm" style:rel-column-width="6049*"/>
    </style:style>
    <style:style style:name="Таблица1.B" style:family="table-column">
      <style:table-column-properties style:column-width="3.81cm" style:rel-column-width="9267*"/>
    </style:style>
    <style:style style:name="Таблица1.C" style:family="table-column">
      <style:table-column-properties style:column-width="10.504cm" style:rel-column-width="25550*"/>
    </style:style>
    <style:style style:name="Таблица1.D" style:family="table-column">
      <style:table-column-properties style:column-width="3.387cm" style:rel-column-width="8237*"/>
    </style:style>
    <style:style style:name="Таблица1.E" style:family="table-column">
      <style:table-column-properties style:column-width="6.756cm" style:rel-column-width="16432*"/>
    </style:style>
    <style:style style:name="Таблица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9d957" officeooo:paragraph-rsid="0019d957"/>
    </style:style>
    <style:style style:name="P2" style:family="paragraph" style:parent-style-name="Standard">
      <style:text-properties officeooo:rsid="0019d957" officeooo:paragraph-rsid="001a39ac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f50" officeooo:paragraph-rsid="001a3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48" officeooo:paragraph-rsid="001a3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48" officeooo:paragraph-rsid="001a43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12a" officeooo:paragraph-rsid="001a3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9ac" officeooo:paragraph-rsid="001a3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4336" officeooo:paragraph-rsid="001a43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1c2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1c2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c3d" officeooo:paragraph-rsid="001c2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582" officeooo:paragraph-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font-size="12pt" officeooo:paragraph-rsid="001a43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c2a14" officeooo:paragraph-rsid="001c2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c9582" officeooo:paragraph-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officeooo:paragraph-rsid="001c2a14"/>
    </style:style>
    <style:style style:name="P18" style:family="paragraph" style:parent-style-name="Table_20_Contents">
      <style:paragraph-properties fo:text-align="start" style:justify-single-word="false"/>
      <style:text-properties officeooo:paragraph-rsid="001c2c3d"/>
    </style:style>
    <style:style style:name="P19" style:family="paragraph" style:parent-style-name="Table_20_Contents">
      <style:paragraph-properties fo:text-align="start" style:justify-single-word="false"/>
      <style:text-properties officeooo:paragraph-rsid="001c9582"/>
    </style:style>
    <style:style style:name="P20" style:family="paragraph" style:parent-style-name="Table_20_Contents">
      <style:paragraph-properties fo:text-align="start" style:justify-single-word="false"/>
      <style:text-properties officeooo:rsid="001c9582" officeooo:paragraph-rsid="001c9582"/>
    </style:style>
    <style:style style:name="T1" style:family="text">
      <style:text-properties officeooo:rsid="0011778c"/>
    </style:style>
    <style:style style:name="T2" style:family="text">
      <style:text-properties officeooo:rsid="001a4336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a43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size="10pt"/>
    </style:style>
    <style:style style:name="T9" style:family="text">
      <style:text-properties officeooo:rsid="001c2c3d"/>
    </style:style>
    <style:style style:name="T10" style:family="text">
      <style:text-properties officeooo:rsid="001c9582"/>
    </style:style>
    <style:style style:name="T11" style:family="text">
      <style:text-properties fo:font-size="12pt" officeooo: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s for IMS3</text:p>
      <text:p text:style-name="P1">site — ims3.ekf.su</text:p>
      <text:p text:style-name="P1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94633957467232">
          <table:table-cell table:style-name="Таблица1.A1" office:value-type="string">
            <text:p text:style-name="P3">Test case ID</text:p>
          </table:table-cell>
          <table:table-cell table:style-name="Таблица1.A1" office:value-type="string">
            <text:p text:style-name="P3"><text:s/>Scenario</text:p>
          </table:table-cell>
          <table:table-cell table:style-name="Таблица1.A1" office:value-type="string">
            <text:p text:style-name="P3">Test scen<text:span text:style-name="T1">ar</text:span>io steps</text:p>
          </table:table-cell>
          <table:table-cell table:style-name="Таблица1.A1" office:value-type="string">
            <text:p text:style-name="P3">Test data</text:p>
          </table:table-cell>
          <table:table-cell table:style-name="Таблица1.A1" office:value-type="string">
            <text:p text:style-name="P3">Expected results</text:p>
          </table:table-cell>
        </table:table-row>
        <table:table-row table:style-name="TableLine94633926598400">
          <table:table-cell table:style-name="Таблица1.A2" office:value-type="string">
            <text:p text:style-name="P3">Test case 01</text:p>
          </table:table-cell>
          <table:table-cell table:style-name="Таблица1.A2" office:value-type="string">
            <text:p text:style-name="P7">Ввод <text:s/><text:span text:style-name="T2">правильного </text:span>логина и пароля на стартовой странице IMS3</text:p>
          </table:table-cell>
          <table:table-cell table:style-name="Таблица1.A2" office:value-type="string">
            <text:p text:style-name="P7">1) Открыть страницу https://ims3.ekf.su/login</text:p>
            <text:p text:style-name="P7">2) Ввести логин<text:line-break/>3) Ввести пароль</text:p>
            <text:p text:style-name="P8">4) Нажать кнопку «Войти»</text:p>
          </table:table-cell>
          <table:table-cell table:style-name="Таблица1.A2" office:value-type="string">
            <text:p text:style-name="P7">Login - «testovtt»</text:p>
            <text:p text:style-name="P7">password - 377533</text:p>
          </table:table-cell>
          <table:table-cell table:style-name="Таблица1.A2" office:value-type="string">
            <text:p text:style-name="P7">Правильно введенные логин и пароль перекинут на страницу ims3.ekf.su с пользователем ТЕСТОВ ТЕСТ ТЕСТОВИЧ</text:p>
          </table:table-cell>
        </table:table-row>
        <table:table-row table:style-name="TableLine94633958399024">
          <table:table-cell table:style-name="Таблица1.A2" office:value-type="string">
            <text:p text:style-name="P4">Test case 02</text:p>
          </table:table-cell>
          <table:table-cell table:style-name="Таблица1.A2" office:value-type="string">
            <text:p text:style-name="P7">Ввод <text:s/><text:span text:style-name="T2">неправильного </text:span>логина и пароля на стартовой странице IMS3</text:p>
          </table:table-cell>
          <table:table-cell table:style-name="Таблица1.A2" office:value-type="string">
            <text:p text:style-name="P7">1) Открыть страницу https://ims3.ekf.su/login</text:p>
            <text:p text:style-name="P7">2) Ввести <text:s/><text:span text:style-name="T2">несуществующий </text:span>логин<text:line-break/>3) Ввести пароль</text:p>
            <text:p text:style-name="P8">4) Нажать кнопку «Войти»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14"><text:span text:style-name="T7">После введенных данных под полем Пароль выведется надпись «</text:span><text:span text:style-name="T8">Ошибка! Неверный логин или пароль!»</text:span></text:p>
          </table:table-cell>
        </table:table-row>
        <table:table-row table:style-name="TableLine94633958399024">
          <table:table-cell table:style-name="Таблица1.A2" office:value-type="string">
            <text:p text:style-name="P5">Test case 0<text:span text:style-name="T2">3</text:span></text:p>
          </table:table-cell>
          <table:table-cell table:style-name="Таблица1.A2" office:value-type="string">
            <text:p text:style-name="P9">Проверка работы Flex содержимого <text:span text:style-name="T9">каталога продукции </text:span></text:p>
          </table:table-cell>
          <table:table-cell table:style-name="Таблица1.A2" office:value-type="string">
            <text:p text:style-name="P9">1) Войти на сайт под тестовыми данными (см. test case 01)</text:p>
            <text:p text:style-name="P11">2) Нажать <text:span text:style-name="T10">раздел</text:span><text:span text:style-name="T9"> </text:span><text:s/>«Каталог продукции»</text:p>
            <text:p text:style-name="P17"><text:span text:style-name="T4">3) Для каждого из разделов а также их подразделов проверить, работает ли их разворачивание в списки</text:span>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15">Каждый раздел, имеющий подразделы, должен разворачиваться в меню с пунктами.</text:p>
          </table:table-cell>
        </table:table-row>
        <table:table-row table:style-name="TableLine94633958399024">
          <table:table-cell table:style-name="Таблица1.A2" office:value-type="string">
            <text:p text:style-name="P12">Test case 04 </text:p>
          </table:table-cell>
          <table:table-cell table:style-name="Таблица1.A2" office:value-type="string">
            <text:p text:style-name="P18"><text:span text:style-name="T5">Проверка работы Flex содержимого остальных отделов на главной странице</text:span></text:p>
          </table:table-cell>
          <table:table-cell table:style-name="Таблица1.A2" office:value-type="string">
            <text:p text:style-name="P10">1) Войти на сайт под тестовыми данными (см. test case 01)</text:p>
            <text:p text:style-name="P18"><text:span text:style-name="T4">2) Нажать </text:span><text:span text:style-name="T6">раздел</text:span><text:span text:style-name="T5"> «Управление заказ</text:span><text:span text:style-name="T6">ами»</text:span></text:p>
            <text:p text:style-name="P20"><text:span text:style-name="T3">3) Проверить корректность перехода по ссылкам внутри раздела</text:span></text:p>
            <text:p text:style-name="P20"><text:span text:style-name="T3">4) Повторить шаги 2-3 для разделов «Работа с субдилерами», «Личная информация», «Маркетинг», «Проекты»</text:span>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16">Каждый из разделов разворачивается в список ссылок, каждая ссылка введет в корректный раздел сайта</text:p>
            <text:p text:style-name="P16"/>
          </table:table-cell>
        </table:table-row>
        <table:table-row table:style-name="TableLine94633958399024">
          <table:table-cell table:style-name="Таблица1.A2" office:value-type="string">
            <text:p text:style-name="P13">Test case 05</text:p>
          </table:table-cell>
          <table:table-cell table:style-name="Таблица1.A2" office:value-type="string">
            <text:p text:style-name="P20">Проверка скачивающихся файлов</text:p>
          </table:table-cell>
          <table:table-cell table:style-name="Таблица1.A2" office:value-type="string">
            <text:p text:style-name="P11">1) Войти на сайт под тестовыми данными (см. test case 01)</text:p>
            <text:p text:style-name="P13">2) Нажать раздел<text:span text:style-name="T9"> «</text:span>Прайс-листы»</text:p>
            <text:p text:style-name="P13">3) Скачать файлы</text:p>
            <text:p text:style-name="P13">4) Повторить шаги для разделов «Документы и презентации», «Остатки на складах», а также «https://ims3.ekf.su/uploads/ims3_manual.pdf»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19"><text:span text:style-name="T11">Все файлы должны корректно скачиваться.</text:span>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14:24:21.515917605</meta:creation-date>
    <dc:date>2021-07-23T16:51:27.140051382</dc:date>
    <meta:editing-duration>PT18M35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41" meta:word-count="260" meta:character-count="1787" meta:non-whitespace-character-count="1560"/>
  </office:meta>
</office:document-meta>
</file>